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4.65cm" fo:min-width="8.9cm"/>
    </style:style>
    <style:style style:name="gr2" style:family="graphic" style:parent-style-name="objectwithoutfill">
      <style:graphic-properties draw:marker-end="Arrow" draw:marker-end-width="0.3cm" draw:fill="none" draw:fill-color="#003300" draw:textarea-vertical-align="middl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7.05cm" fo:min-width="8.748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1.25cm" fo:min-width="6.693cm" style:protect="siz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25cm" fo:min-width="6.693cm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907cm" fo:min-width="0.667cm"/>
      <style:paragraph-properties style:writing-mode="tb-rl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7.85cm" fo:min-width="8.7cm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 fo:min-height="1.25cm" fo:min-width="6.5cm" style:protect="size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1.25cm" fo:min-width="6.5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907cm" fo:min-width="0.636cm"/>
      <style:paragraph-properties style:writing-mode="tb-rl"/>
    </style:style>
    <style:style style:name="gr11" style:family="graphic" style:parent-style-name="standard">
      <style:graphic-properties draw:fill-color="#99cc99" draw:textarea-horizontal-align="justify" draw:textarea-vertical-align="middle" draw:auto-grow-height="false" fo:min-height="0.95cm" fo:min-width="8.2cm"/>
    </style:style>
    <style:style style:name="gr12" style:family="graphic" style:parent-style-name="standard">
      <style:graphic-properties draw:fill-color="#ccff66" draw:textarea-horizontal-align="justify" draw:textarea-vertical-align="middle" draw:auto-grow-height="false" fo:min-height="1.25cm" fo:min-width="3.6cm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1.35cm" fo:min-width="6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3.15cm" fo:min-width="4.349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6.1cm"/>
    </style:style>
    <style:style style:name="gr17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06cm" svg:stroke-color="#ff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draw:stroke="dash" draw:stroke-dash="Ultrafine_20_2_20_Dots_20_3_20_Dashes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579d1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907cm" fo:min-width="0.418cm"/>
      <style:paragraph-properties style:writing-mode="tb-rl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draw:stroke="dash" draw:stroke-dash="Ultrafine_20_2_20_Dots_20_3_20_Dashes"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="none" draw:fill-color="#00330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style:paragraph-properties style:writing-mode="tb-rl"/>
    </style:style>
    <style:style style:name="P8" style:family="paragraph">
      <loext:graphic-properties draw:fill="none" draw:fill-color="#ffffff"/>
      <style:paragraph-properties style:writing-mode="tb-rl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-color="#66ffff"/>
      <style:paragraph-properties fo:text-align="center"/>
    </style:style>
    <style:style style:name="P12" style:family="paragraph">
      <loext:graphic-properties draw:fill-color="#99cc99"/>
      <style:paragraph-properties fo:text-align="center"/>
    </style:style>
    <style:style style:name="P13" style:family="paragraph">
      <loext:graphic-properties draw:fill-color="#ccff66"/>
      <style:paragraph-properties fo:text-align="center"/>
    </style:style>
    <style:style style:name="P14" style:family="paragraph">
      <loext:graphic-properties draw:fill-color="#ff9999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-color="#eeeeee"/>
      <style:paragraph-properties fo:text-align="star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.4cm" svg:height="4.9cm" svg:x="3cm" svg:y="22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cm" svg:y1="4.3cm" svg:x2="6.2cm" svg:y2="5.6cm">
          <text:p/>
        </draw:line>
        <draw:line draw:style-name="gr2" draw:text-style-name="P2" draw:layer="layout" svg:x1="6cm" svg:y1="12.9cm" svg:x2="6.1cm" svg:y2="13.8cm">
          <text:p/>
        </draw:line>
        <draw:g>
          <draw:custom-shape draw:style-name="gr3" draw:text-style-name="P3" draw:layer="layout" svg:width="9.248cm" svg:height="7.3cm" svg:x="3.052cm" svg:y="5.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93cm" svg:height="1.5cm" svg:x="3.977cm" svg:y="8.7cm">
            <text:p text:style-name="P4">选取后端服务器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7.193cm" svg:height="1.5cm" svg:x="3.977cm" svg:y="11cm">
            <text:p text:style-name="P4">选出主、从服务器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7.193cm" svg:height="1.5cm" svg:x="3.977cm" svg:y="6.2cm">
            <text:p text:style-name="P4">路由匹配，发现服务</text:p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1.167cm" svg:height="2.157cm" svg:x="1.4cm" svg:y="7.6cm">
            <draw:text-box>
              <text:p text:style-name="P7">路由层</text:p>
            </draw:text-box>
          </draw:frame>
          <draw:line draw:style-name="gr2" draw:text-style-name="P2" draw:layer="layout" svg:x1="7.565cm" svg:y1="10.2cm" svg:x2="7.565cm" svg:y2="11.1cm">
            <text:p/>
          </draw:line>
        </draw:g>
        <draw:g xml:id="id1" draw:id="id1">
          <draw:g>
            <draw:custom-shape draw:style-name="gr7" draw:text-style-name="P9" draw:layer="layout" svg:width="9.2cm" svg:height="8.1cm" svg:x="3.1cm" svg:y="13.8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7cm" svg:height="1.5cm" svg:x="4cm" svg:y="14.8cm">
              <text:p text:style-name="P4">发送请求给主服务</text:p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7cm" svg:height="1.5cm" svg:x="4cm" svg:y="17.3cm">
              <text:p text:style-name="P4">异步复制请求到从服务</text:p>
              <draw:enhanced-geometry svg:viewBox="0 0 21600 21600" draw:type="rectangle" draw:enhanced-path="M 0 0 L 21600 0 21600 21600 0 21600 0 0 Z N"/>
            </draw:custom-shape>
            <draw:custom-shape draw:style-name="gr9" draw:text-style-name="P11" draw:layer="layout" svg:width="7cm" svg:height="1.5cm" svg:x="4cm" svg:y="19.7cm">
              <text:p text:style-name="P4">异步推送请求详情给前端</text:p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8" draw:layer="layout" svg:width="1.136cm" svg:height="2.157cm" svg:x="1.48cm" svg:y="16.8cm">
            <draw:text-box>
              <text:p text:style-name="P7">网络层</text:p>
            </draw:text-box>
          </draw:frame>
        </draw:g>
        <draw:custom-shape draw:style-name="gr11" draw:text-style-name="P12" draw:layer="layout" svg:width="8.7cm" svg:height="1.2cm" svg:x="3cm" svg:y="3.1cm">
          <text:p text:style-name="P4">客户端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cm" svg:height="1.5cm" svg:x="14.5cm" svg:y="15cm">
          <text:p text:style-name="P4">服务器-A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cm" svg:height="1.5cm" svg:x="14.5cm" svg:y="17.3cm">
          <text:p text:style-name="P4">服务器-B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cm" svg:height="1.5cm" svg:x="14.5cm" svg:y="19.6cm">
          <text:p text:style-name="P4">服务器-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15.5cm" svg:x2="14.5cm" svg:y2="15.5cm">
          <text:p/>
        </draw:line>
        <draw:line draw:style-name="gr2" draw:text-style-name="P2" draw:layer="layout" svg:x1="11cm" svg:y1="18cm" svg:x2="14.5cm" svg:y2="17.8cm">
          <text:p/>
        </draw:line>
        <draw:line draw:style-name="gr2" draw:text-style-name="P2" draw:layer="layout" svg:x1="11.1cm" svg:y1="18.8cm" svg:x2="14.6cm" svg:y2="19.9cm">
          <text:p/>
        </draw:line>
        <draw:custom-shape draw:style-name="gr13" draw:text-style-name="P14" draw:layer="layout" svg:width="6.5cm" svg:height="1.6cm" svg:x="4.4cm" svg:y="23.2cm">
          <text:p text:style-name="P4">查看分析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cm" svg:y1="21.2cm" svg:x2="7.5cm" svg:y2="23.2cm">
          <text:p/>
        </draw:line>
        <draw:line draw:style-name="gr2" draw:text-style-name="P2" draw:layer="layout" svg:x1="14.5cm" svg:y1="16.3cm" svg:x2="11.1cm" svg:y2="16.3cm">
          <text:p/>
        </draw:line>
        <draw:connector draw:style-name="gr2" draw:text-style-name="P2" draw:layer="layout" svg:x1="12.3cm" svg:y1="17.85cm" svg:x2="12.3cm" svg:y2="17.85cm" draw:start-shape="id1" draw:end-shape="id1" svg:d="M12300 17850z" svg:viewBox="0 0 1 1">
          <text:p/>
        </draw:connector>
        <draw:line draw:style-name="gr2" draw:text-style-name="P2" draw:layer="layout" svg:x1="7.4cm" svg:y1="16.2cm" svg:x2="7.5cm" svg:y2="19.8cm">
          <text:p/>
        </draw:line>
        <draw:line draw:style-name="gr2" draw:text-style-name="P2" draw:layer="layout" svg:x1="9cm" svg:y1="13.7cm" svg:x2="9cm" svg:y2="12.9cm">
          <text:p/>
        </draw:line>
        <draw:line draw:style-name="gr2" draw:text-style-name="P2" draw:layer="layout" svg:x1="9.1cm" svg:y1="5.6cm" svg:x2="9.1cm" svg:y2="4.3cm">
          <text:p/>
        </draw:line>
        <draw:line draw:style-name="gr2" draw:text-style-name="P2" draw:layer="layout" svg:x1="7.3cm" svg:y1="7.7cm" svg:x2="7.3cm" svg:y2="8.7cm">
          <text:p/>
        </draw:line>
        <draw:custom-shape draw:style-name="gr14" draw:text-style-name="P16" draw:layer="layout" svg:width="4.849cm" svg:height="3.4cm" svg:x="13.651cm" svg:y="7cm">
          <text:p text:style-name="P15">依据IP,GET,</text:p>
          <text:p text:style-name="P15">POST,Cookie,</text:p>
          <text:p text:style-name="P15">Header参数</text:p>
          <draw:enhanced-geometry svg:viewBox="0 0 21600 21600" draw:mirror-horizontal="false" draw:type="line-callout-1" draw:modifiers="-6796.20618556701 12860.9232578653 -1113.40206185567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5" draw:text-style-name="P17" draw:layer="layout" svg:width="1.212cm" svg:height="1.664cm" svg:x="1.484cm" svg:y="24.1cm">
          <draw:text-box>
            <text:p>UI层</text:p>
          </draw:text-box>
        </draw:frame>
        <draw:custom-shape draw:style-name="gr16" draw:text-style-name="P4" draw:layer="layout" svg:width="6.6cm" svg:height="1.7cm" svg:x="4.4cm" svg:y="25.2cm">
          <text:p text:style-name="P4">配置管理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默认">
        <draw:frame draw:style-name="gr17" draw:text-style-name="P4" xml:id="id4" draw:id="id4" draw:layer="layout" svg:width="1.71cm" svg:height="3.745cm" svg:x="3.19cm" svg:y="15.2cm">
          <draw:image xlink:href="Pictures/10000201000000A3000001653FB9EB78.png" xlink:type="simple" xlink:show="embed" xlink:actuate="onLoad">
            <text:p text:style-name="P4">A</text:p>
          </draw:image>
        </draw:frame>
        <draw:frame draw:style-name="gr17" draw:text-style-name="P4" xml:id="id5" draw:id="id5" draw:layer="layout" svg:width="1.71cm" svg:height="3.745cm" svg:x="14cm" svg:y="15.1cm">
          <draw:image xlink:href="Pictures/10000201000000A3000001653FB9EB78.png" xlink:type="simple" xlink:show="embed" xlink:actuate="onLoad">
            <text:p text:style-name="P4">C</text:p>
          </draw:image>
        </draw:frame>
        <draw:frame draw:style-name="gr17" draw:text-style-name="P4" xml:id="id7" draw:id="id7" draw:layer="layout" svg:width="1.71cm" svg:height="3.745cm" svg:x="8.99cm" svg:y="15.155cm">
          <draw:image xlink:href="Pictures/10000201000000A3000001653FB9EB78.png" xlink:type="simple" xlink:show="embed" xlink:actuate="onLoad">
            <text:p text:style-name="P4">B</text:p>
          </draw:image>
        </draw:frame>
        <draw:frame draw:style-name="gr17" draw:text-style-name="P4" xml:id="id3" draw:id="id3" draw:layer="layout" svg:width="6.735cm" svg:height="4.413cm" svg:x="6.5cm" svg:y="8.2cm">
          <draw:image xlink:href="Pictures/10000201000001B9000001213FB27A05.png" xlink:type="simple" xlink:show="embed" xlink:actuate="onLoad">
            <text:p text:style-name="P4">API-Front</text:p>
          </draw:image>
        </draw:frame>
        <draw:frame draw:style-name="gr17" draw:text-style-name="P4" xml:id="id2" draw:id="id2" draw:layer="layout" svg:width="1.71cm" svg:height="3.745cm" svg:x="3.39cm" svg:y="2.301cm">
          <draw:image xlink:href="Pictures/10000201000000A3000001653FB9EB78.png" xlink:type="simple" xlink:show="embed" xlink:actuate="onLoad">
            <text:p text:style-name="P4">a</text:p>
          </draw:image>
        </draw:frame>
        <draw:frame draw:style-name="gr17" draw:text-style-name="P4" xml:id="id8" draw:id="id8" draw:layer="layout" svg:width="1.71cm" svg:height="3.745cm" svg:x="14.2cm" svg:y="2.201cm">
          <draw:image xlink:href="Pictures/10000201000000A3000001653FB9EB78.png" xlink:type="simple" xlink:show="embed" xlink:actuate="onLoad">
            <text:p text:style-name="P4">c</text:p>
          </draw:image>
        </draw:frame>
        <draw:frame draw:style-name="gr17" draw:text-style-name="P4" xml:id="id6" draw:id="id6" draw:layer="layout" svg:width="1.71cm" svg:height="3.745cm" svg:x="8.99cm" svg:y="2.256cm">
          <draw:image xlink:href="Pictures/10000201000000A3000001653FB9EB78.png" xlink:type="simple" xlink:show="embed" xlink:actuate="onLoad">
            <text:p text:style-name="P4">b</text:p>
          </draw:image>
        </draw:frame>
        <draw:connector draw:style-name="gr18" draw:text-style-name="P18" draw:layer="layout" draw:type="line" svg:x1="4.245cm" svg:y1="6.046cm" svg:x2="9.867cm" svg:y2="8.2cm" draw:start-shape="id2" draw:start-glue-point="2" draw:end-shape="id3" draw:end-glue-point="0" svg:d="M4245 6046l5622 2154" svg:viewBox="0 0 5623 2155">
          <text:p/>
        </draw:connector>
        <draw:connector draw:style-name="gr19" draw:text-style-name="P18" draw:layer="layout" draw:type="line" svg:x1="9.867cm" svg:y1="12.613cm" svg:x2="4.045cm" svg:y2="15.2cm" draw:start-shape="id3" draw:start-glue-point="2" draw:end-shape="id4" draw:end-glue-point="0" svg:d="M9867 12613l-5822 2587" svg:viewBox="0 0 5823 2588">
          <text:p/>
        </draw:connector>
        <draw:connector draw:style-name="gr20" draw:text-style-name="P18" draw:layer="layout" draw:type="line" svg:x1="9.867cm" svg:y1="12.613cm" svg:x2="14.855cm" svg:y2="15.1cm" draw:start-shape="id3" draw:start-glue-point="2" draw:end-shape="id5" draw:end-glue-point="0" svg:d="M9867 12613l4988 2487" svg:viewBox="0 0 4989 2488">
          <text:p/>
        </draw:connector>
        <draw:connector draw:style-name="gr21" draw:text-style-name="P18" draw:layer="layout" draw:type="line" svg:x1="9.845cm" svg:y1="6.001cm" svg:x2="9.867cm" svg:y2="8.2cm" draw:start-shape="id6" draw:start-glue-point="2" draw:end-shape="id3" draw:end-glue-point="0" svg:d="M9845 6001l22 2199" svg:viewBox="0 0 23 2200">
          <text:p/>
        </draw:connector>
        <draw:connector draw:style-name="gr22" draw:text-style-name="P18" draw:layer="layout" draw:type="line" svg:x1="9.867cm" svg:y1="12.613cm" svg:x2="9.845cm" svg:y2="15.155cm" draw:start-shape="id3" draw:start-glue-point="2" draw:end-shape="id7" draw:end-glue-point="0" svg:d="M9867 12613l-22 2542" svg:viewBox="0 0 23 2543">
          <text:p/>
        </draw:connector>
        <draw:connector draw:style-name="gr23" draw:text-style-name="P18" draw:layer="layout" draw:type="line" svg:x1="15.055cm" svg:y1="5.946cm" svg:x2="9.867cm" svg:y2="8.2cm" draw:start-shape="id8" draw:start-glue-point="2" draw:end-shape="id3" draw:end-glue-point="0" svg:d="M15055 5946l-5188 2254" svg:viewBox="0 0 5189 2255">
          <text:p/>
        </draw:connector>
        <draw:line draw:style-name="gr24" draw:text-style-name="P18" draw:layer="layout" svg:x1="12.8cm" svg:y1="12.2cm" svg:x2="15.2cm" svg:y2="15.3cm">
          <text:p/>
        </draw:line>
        <draw:frame draw:style-name="gr15" draw:text-style-name="P17" draw:layer="layout" svg:width="1.136cm" svg:height="2.157cm" svg:x="1.382cm" svg:y="3.2cm">
          <draw:text-box>
            <text:p>客户端</text:p>
          </draw:text-box>
        </draw:frame>
        <draw:frame draw:style-name="gr25" draw:text-style-name="P17" draw:layer="layout" svg:width="1.136cm" svg:height="2.157cm" svg:x="1.264cm" svg:y="15.8cm">
          <draw:text-box>
            <text:p>服务端</text:p>
          </draw:text-box>
        </draw:frame>
        <draw:frame draw:style-name="gr26" draw:text-style-name="P17" draw:layer="layout" svg:width="1.979cm" svg:height="0.962cm" svg:x="16.8cm" svg:y="4.1cm">
          <draw:text-box>
            <text:p>client</text:p>
          </draw:text-box>
        </draw:frame>
        <draw:frame draw:style-name="gr26" draw:text-style-name="P17" draw:layer="layout" svg:width="2.263cm" svg:height="0.962cm" svg:x="16.3cm" svg:y="16.6cm">
          <draw:text-box>
            <text:p>server</text:p>
          </draw:text-box>
        </draw:frame>
        <draw:line draw:style-name="gr27" draw:text-style-name="P18" draw:layer="layout" svg:x1="6.8cm" svg:y1="12.2cm" svg:x2="3.9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文泉驿微米黑" style:font-family-complex="文泉驿微米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杜 伟</meta:initial-creator>
    <meta:creation-date>2015-11-29T16:30:03.397591823</meta:creation-date>
    <dc:date>2016-01-24T15:40:03.881851823</dc:date>
    <dc:creator>杜 伟</dc:creator>
    <meta:editing-duration>PT1H6M50S</meta:editing-duration>
    <meta:editing-cycles>30</meta:editing-cycles>
    <meta:generator>LibreOffice/4.4.7.2$Linux_X86_64 LibreOffice_project/40$Build-2</meta:generator>
    <meta:document-statistic meta:object-count="54"/>
  </office:meta>
</office:document-meta>
</file>